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f144" officeooo:paragraph-rsid="001cf144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ssignment 4, due November 23rd 2020</text:h>
      <text:p text:style-name="P4">The goal of this assignment is to parallelize several applications with OpenMP.</text:p>
      <text:h text:style-name="P2" text:outline-level="2"><text:bookmark text:name="user-content-exercise-1"/>Exercise 1</text:h>
      <text:h text:style-name="P3" text:outline-level="3"><text:bookmark text:name="user-content-tasks"/>Tasks</text:h>
      <text:list xml:id="list3594550368" text:style-name="L1">
        <text:list-item>
          <text:p text:style-name="P7">Use OpenMP to parallelize the Monte Carlo computation of π of Assignment 2.</text:p>
        </text:list-item>
      </text:list>
      <text:p text:style-name="P9">see appendix</text:p>
      <text:p text:style-name="P9"/>
      <text:list xml:id="list115029369277966" text:continue-numbering="true" text:style-name="L1">
        <text:list-item>
          <text:p text:style-name="P7">Measure the execution time for several problem sizes and for 1 to 8 threads.</text:p>
        </text:list-item>
      </text:list>
      <text:p text:style-name="P6"/>
      <text:list xml:id="list115029844137311" text:continue-numbering="true" text:style-name="L1">
        <text:list-item>
          <text:p text:style-name="P7">Illustrate the data in appropriate speedup/efficiency figures and discuss them. What can you observe? How does the performance compare to your MPI implementation of Assignment 2?</text:p>
        </text:list-item>
        <text:list-item>
          <text:p text:style-name="P5"><text:span text:style-name="T1">Vary between the use of </text:span><text:span text:style-name="Source_20_Text"><text:span text:style-name="T2">atomic</text:span></text:span><text:span text:style-name="T1">, </text:span><text:span text:style-name="Source_20_Text"><text:span text:style-name="T2">critical</text:span></text:span><text:span text:style-name="T1">, and </text:span><text:span text:style-name="Source_20_Text"><text:span text:style-name="T2">reduction</text:span></text:span><text:span text:style-name="T1">, and vary between aggregating the intermediate </text:span><text:span text:style-name="Source_20_Text"><text:span text:style-name="T2">int</text:span></text:span><text:span text:style-name="T1"> and final </text:span><text:span text:style-name="Source_20_Text"><text:span text:style-name="T2">float</text:span></text:span><text:span text:style-name="T1">/</text:span><text:span text:style-name="Source_20_Text"><text:span text:style-name="T2">double</text:span></text:span><text:span text:style-name="T1"> data. What can you observe?</text:span></text:p>
        </text:list-item>
        <text:list-item>
          <text:p text:style-name="P7">Consider the performance-related topics discussed in the lecture so far. What optimization strategies would you choose and why?</text:p>
        </text:list-item>
        <text:list-item>
          <text:p text:style-name="P7">Add your best wall times for 10^8 samples for 1 and 8 threads in the comparison spreadsheet linked on Discord.</text:p>
        </text:list-item>
      </text:list>
      <text:h text:style-name="P2" text:outline-level="2"><text:bookmark text:name="user-content-exercise-2"/>Exercise 2</text:h>
      <text:h text:style-name="P3" text:outline-level="3"><text:bookmark text:name="user-content-tasks-1"/>Tasks</text:h>
      <text:list xml:id="list23203112" text:style-name="L2">
        <text:list-item>
          <text:p text:style-name="P8">Use OpenMP to parallelize the 2D heat stencil simulation of Assignment 3.</text:p>
        </text:list-item>
        <text:list-item>
          <text:p text:style-name="P8"><text:soft-page-break/>Measure the execution time for several problem sizes and for 1 to 8 threads.</text:p>
        </text:list-item>
        <text:list-item>
          <text:p text:style-name="P8">Illustrate the data in appropriate speedup/efficiency figures and discuss them. What can you observe? How does the performance compare to your MPI implementation of Assignment 3?</text:p>
        </text:list-item>
        <text:list-item>
          <text:p text:style-name="P8">Consider the performance-related topics discussed in the lecture so far. What optimization strategies would you choose and why?</text:p>
        </text:list-item>
        <text:list-item>
          <text:p text:style-name="P8">Add your best wall times for N=4000x4000 and T=100 for 1 and 8 threads in the comparison spreadsheet linked on Discord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1:29:43.784445923</meta:creation-date>
    <dc:date>2020-11-18T11:50:28.459204123</dc:date>
    <meta:editing-duration>PT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18" meta:word-count="243" meta:character-count="1464" meta:non-whitespace-character-count="1250"/>
  </office:meta>
</office:document-meta>
</file>